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text-properties fo:language="es" fo:country="ES" officeooo:rsid="0014f363" officeooo:paragraph-rsid="0014f363"/>
    </style:style>
    <style:style style:name="P4"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5" style:family="paragraph" style:parent-style-name="Text_20_body">
      <style:text-properties officeooo:paragraph-rsid="0018e9f9"/>
    </style:style>
    <style:style style:name="P6" style:family="paragraph" style:parent-style-name="Text_20_body">
      <style:text-properties officeooo:rsid="001f1a53" officeooo:paragraph-rsid="001f1a53"/>
    </style:style>
    <style:style style:name="P7" style:family="paragraph" style:parent-style-name="Text_20_body">
      <style:paragraph-properties fo:text-align="justify" style:justify-single-word="false"/>
      <style:text-properties officeooo:rsid="001f1a53" officeooo:paragraph-rsid="001f1a53"/>
    </style:style>
    <style:style style:name="P8" style:family="paragraph" style:parent-style-name="Text_20_body">
      <style:text-properties officeooo:rsid="00210fdd" officeooo:paragraph-rsid="000d1b3a"/>
    </style:style>
    <style:style style:name="P9" style:family="paragraph" style:parent-style-name="Text_20_body">
      <style:text-properties officeooo:paragraph-rsid="0026be73"/>
    </style:style>
    <style:style style:name="P10" style:family="paragraph" style:parent-style-name="Text_20_body">
      <style:paragraph-properties fo:break-before="page"/>
      <style:text-properties fo:language="es" fo:country="ES" officeooo:rsid="0008a84a" officeooo:paragraph-rsid="0008a84a"/>
    </style:style>
    <style:style style:name="P11" style:family="paragraph" style:parent-style-name="Title">
      <style:text-properties fo:language="es" fo:country="ES" officeooo:rsid="0008a84a" officeooo:paragraph-rsid="0008a84a"/>
    </style:style>
    <style:style style:name="P12" style:family="paragraph" style:parent-style-name="Heading_20_1">
      <style:paragraph-properties fo:break-before="page"/>
      <style:text-properties fo:language="es" fo:country="ES" officeooo:paragraph-rsid="000f3325"/>
    </style:style>
    <style:style style:name="P13" style:family="paragraph" style:parent-style-name="Heading_20_1">
      <style:paragraph-properties fo:break-before="page"/>
      <style:text-properties fo:language="es" fo:country="ES" officeooo:paragraph-rsid="0014f363"/>
    </style:style>
    <style:style style:name="P14" style:family="paragraph" style:parent-style-name="Heading_20_1">
      <style:text-properties fo:language="es" fo:country="ES" officeooo:paragraph-rsid="000d3620"/>
    </style:style>
    <style:style style:name="P15" style:family="paragraph" style:parent-style-name="Subtitle">
      <style:text-properties fo:language="es" fo:country="ES" officeooo:rsid="0008a84a" officeooo:paragraph-rsid="0008a84a"/>
    </style:style>
    <style:style style:name="P16" style:family="paragraph" style:parent-style-name="Heading_20_2"/>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Anexo" style:list-style-name="L2">
      <style:text-properties fo:language="es" fo:country="ES"/>
    </style:style>
    <style:style style:name="P20" style:family="paragraph" style:parent-style-name="Anexo" style:list-style-name="L2">
      <style:paragraph-properties fo:break-before="page"/>
    </style:style>
    <style:style style:name="P21" style:family="paragraph" style:parent-style-name="Footnote">
      <style:text-properties fo:language="es" fo:country="ES" officeooo:rsid="001f1a53" officeooo:paragraph-rsid="001f1a53"/>
    </style:style>
    <style:style style:name="T1" style:family="text">
      <style:text-properties officeooo:rsid="0008a84a"/>
    </style:style>
    <style:style style:name="T2" style:family="text">
      <style:text-properties fo:language="es" fo:country="ES"/>
    </style:style>
    <style:style style:name="T3" style:family="text">
      <style:text-properties fo:language="es" fo:country="ES" officeooo:rsid="000c7216"/>
    </style:style>
    <style:style style:name="T4" style:family="text">
      <style:text-properties fo:language="es" fo:country="ES" fo:font-style="italic" style:font-style-asian="italic" style:font-style-complex="italic"/>
    </style:style>
    <style:style style:name="T5" style:family="text">
      <style:text-properties fo:language="es" fo:country="ES" fo:font-style="normal" style:font-style-asian="normal" style:font-style-complex="normal"/>
    </style:style>
    <style:style style:name="T6" style:family="text">
      <style:text-properties fo:language="es" fo:country="ES" officeooo:rsid="000d3620"/>
    </style:style>
    <style:style style:name="T7" style:family="text">
      <style:text-properties fo:language="es" fo:country="ES" officeooo:rsid="00109b59"/>
    </style:style>
    <style:style style:name="T8" style:family="text">
      <style:text-properties fo:language="es" fo:country="ES" officeooo:rsid="00236c33"/>
    </style:style>
    <style:style style:name="T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officeooo:rsid="000d3620"/>
    </style:style>
    <style:style style:name="T11" style:family="text">
      <style:text-properties officeooo:rsid="00114a56"/>
    </style:style>
    <style:style style:name="T12" style:family="text">
      <style:text-properties officeooo:rsid="0014f363"/>
    </style:style>
    <style:style style:name="T13" style:family="text">
      <style:text-properties officeooo:rsid="00260de9"/>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256in" fo:text-indent="-0.25in" fo:margin-left="0.62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6in" fo:text-indent="-0.25in" fo:margin-left="0.87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6in" fo:text-indent="-0.25in" fo:margin-left="1.12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6in" fo:text-indent="-0.25in" fo:margin-left="1.37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6in" fo:text-indent="-0.25in" fo:margin-left="1.62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6in" fo:text-indent="-0.25in" fo:margin-left="1.87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6in" fo:text-indent="-0.25in" fo:margin-left="2.12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6in" fo:text-indent="-0.25in" fo:margin-left="2.37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6in" fo:text-indent="-0.25in" fo:margin-left="2.62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6in" fo:text-indent="-0.25in" fo:margin-left="2.8756in"/>
        </style:list-level-properties>
      </text:list-level-style-bullet>
    </text:list-style>
    <text:list-style style:name="L2">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emoria de Sistemas Inteligentes</text:p>
      <text:p text:style-name="P15">Obtención de los valores PID de un sistema de control por medio de <text:span text:style-name="T9">algoritmos genétic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Realizado por:<text:tab/><text:tab/><text:tab/></text:p>
      <text:p text:style-name="P4">Miguel Jiménez Arribas<text:tab/> <text:s text:c="5"/></text:p>
      <text:p text:style-name="P10"/>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17"><text:a xlink:type="simple" xlink:href="#__RefHeading__209_791172448" text:style-name="Index_20_Link" text:visited-style-name="Index_20_Link"><text:s/>1. Objetivo del proyecto.<text:tab/>3</text:a></text:p>
          <text:p text:style-name="P17"><text:a xlink:type="simple" xlink:href="#__RefHeading__352_791172448" text:style-name="Index_20_Link" text:visited-style-name="Index_20_Link"><text:s/>2. Explicación detallada del código.<text:tab/>4</text:a></text:p>
          <text:p text:style-name="P18"><text:a xlink:type="simple" xlink:href="#__RefHeading__1607_791172448" text:style-name="Index_20_Link" text:visited-style-name="Index_20_Link"><text:s/>2.Altimeter.cs<text:tab/>4</text:a></text:p>
          <text:p text:style-name="P18"><text:a xlink:type="simple" xlink:href="#__RefHeading__1609_791172448" text:style-name="Index_20_Link" text:visited-style-name="Index_20_Link"><text:s/>2.CamControl.cs<text:tab/>4</text:a></text:p>
          <text:p text:style-name="P18"><text:a xlink:type="simple" xlink:href="#__RefHeading__1611_791172448" text:style-name="Index_20_Link" text:visited-style-name="Index_20_Link"><text:s/>2.FlightController.cs<text:tab/>4</text:a></text:p>
          <text:p text:style-name="P18"><text:a xlink:type="simple" xlink:href="#__RefHeading__1613_791172448" text:style-name="Index_20_Link" text:visited-style-name="Index_20_Link"><text:s/>2.GA.cs<text:tab/>4</text:a></text:p>
          <text:p text:style-name="P18"><text:a xlink:type="simple" xlink:href="#__RefHeading__1615_791172448" text:style-name="Index_20_Link" text:visited-style-name="Index_20_Link"><text:s/>2.Individual.cs<text:tab/>4</text:a></text:p>
          <text:p text:style-name="P18"><text:a xlink:type="simple" xlink:href="#__RefHeading__1617_791172448" text:style-name="Index_20_Link" text:visited-style-name="Index_20_Link"><text:s/>2.PIDController.cs<text:tab/>4</text:a></text:p>
          <text:p text:style-name="P18"><text:a xlink:type="simple" xlink:href="#__RefHeading__1619_791172448" text:style-name="Index_20_Link" text:visited-style-name="Index_20_Link"><text:s/>2.RotationSensor.cs<text:tab/>4</text:a></text:p>
          <text:p text:style-name="P18"><text:a xlink:type="simple" xlink:href="#__RefHeading__1621_791172448" text:style-name="Index_20_Link" text:visited-style-name="Index_20_Link"><text:s/>2.Rotor.cs<text:tab/>4</text:a></text:p>
          <text:p text:style-name="P17"><text:a xlink:type="simple" xlink:href="#__RefHeading__332_791172448" text:style-name="Index_20_Link" text:visited-style-name="Index_20_Link"><text:s/>3. Consideraciones a tener en cuenta.<text:tab/>5</text:a></text:p>
          <text:p text:style-name="P17"><text:a xlink:type="simple" xlink:href="#__RefHeading__328_791172448" text:style-name="Index_20_Link" text:visited-style-name="Index_20_Link"><text:s/>4. Resultados obtenidos.<text:tab/>5</text:a></text:p>
          <text:p text:style-name="P17"><text:a xlink:type="simple" xlink:href="#__RefHeading__330_791172448" text:style-name="Index_20_Link" text:visited-style-name="Index_20_Link"><text:s/>5. Conclusiones y mejoras.<text:tab/>5</text:a></text:p>
          <text:p text:style-name="P17"><text:a xlink:type="simple" xlink:href="#__RefHeading__326_791172448" text:style-name="Index_20_Link" text:visited-style-name="Index_20_Link">Anexo 1: Entrega.<text:tab/>6</text:a></text:p>
          <text:p text:style-name="P17"><text:a xlink:type="simple" xlink:href="#__RefHeading__1746_791172448" text:style-name="Index_20_Link" text:visited-style-name="Index_20_Link">Anexo 2: Bibliografía.<text:tab/>6</text:a></text:p>
        </text:index-body>
      </text:table-of-content>
      <text:p text:style-name="P1"/>
      <text:h text:style-name="P13" text:outline-level="1"><text:bookmark-start text:name="__RefHeading__209_791172448"/><text:span text:style-name="T1"><text:s/>Objetivo del proyecto.</text:span><text:bookmark-end text:name="__RefHeading__209_791172448"/></text:h>
      <text:p text:style-name="P7"><text:span text:style-name="T2">La elección de la temática del proyecto se debió al interés personal de un servidor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4">papers</text:span><text:span text:style-name="T5"> en Internet</text:span><text:span text:style-name="T5"><text:note text:id="ftn0" text:note-class="footnote"><text:note-citation>1</text:note-citation><text:note-body><text:p text:style-name="P21">Para más información sobre la bibliografía utilizada ir al Anexo 2.</text:p></text:note-body></text:note></text:span><text:span text:style-name="T5">.</text:span></text:p>
      <text:p text:style-name="P7"><text:span text:style-name="T2">De esta manera el proyecto comenzó con dos objetivos principales</text:span></text:p>
      <text:h text:style-name="P13" text:outline-level="1"><text:bookmark-start text:name="__RefHeading__352_791172448"/><text:span text:style-name="T12"><text:s/>Explicación detallada del código.</text:span><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Heading_20_2" text:outline-level="2"><text:bookmark-start text:name="__RefHeading__1607_791172448"/><text:span text:style-name="T2">Altimeter.cs</text:span><text:bookmark-end text:name="__RefHeading__1607_791172448"/></text:h>
      <text:p text:style-name="P6"><text:span text:style-name="T2"/></text:p>
      <text:h text:style-name="Heading_20_2" text:outline-level="2"><text:bookmark-start text:name="__RefHeading__1609_791172448"/><text:span text:style-name="T2">CamControl.cs</text:span><text:bookmark-end text:name="__RefHeading__1609_791172448"/></text:h>
      <text:h text:style-name="Heading_20_2" text:outline-level="2"><text:bookmark-start text:name="__RefHeading__1611_791172448"/><text:span text:style-name="T2">FlightController.cs</text:span><text:bookmark-end text:name="__RefHeading__1611_791172448"/></text:h>
      <text:h text:style-name="Heading_20_2" text:outline-level="2"><text:bookmark-start text:name="__RefHeading__1613_791172448"/><text:span text:style-name="T2">GA.cs</text:span><text:bookmark-end text:name="__RefHeading__1613_791172448"/></text:h>
      <text:h text:style-name="Heading_20_2" text:outline-level="2"><text:bookmark-start text:name="__RefHeading__1615_791172448"/><text:span text:style-name="T2">Individual.cs</text:span><text:bookmark-end text:name="__RefHeading__1615_791172448"/></text:h>
      <text:h text:style-name="Heading_20_2" text:outline-level="2"><text:bookmark-start text:name="__RefHeading__1617_791172448"/><text:span text:style-name="T2">PIDController.cs</text:span><text:bookmark-end text:name="__RefHeading__1617_791172448"/></text:h>
      <text:h text:style-name="Heading_20_2" text:outline-level="2"><text:bookmark-start text:name="__RefHeading__1619_791172448"/><text:span text:style-name="T2">RotationSensor.cs</text:span><text:bookmark-end text:name="__RefHeading__1619_791172448"/></text:h>
      <text:h text:style-name="Heading_20_2" text:outline-level="2"><text:bookmark-start text:name="__RefHeading__1621_791172448"/><text:span text:style-name="T2">Rotor.cs</text:span><text:bookmark-end text:name="__RefHeading__1621_791172448"/></text:h>
      <text:p text:style-name="P5"/>
      <text:p text:style-name="P5"><text:span text:style-name="T2"/></text:p>
      <text:h text:style-name="P12" text:outline-level="1"><text:bookmark-start text:name="__RefHeading__332_791172448"/><text:span text:style-name="T1"><text:s/>Consideraciones a tener en cuenta.</text:span><text:bookmark-end text:name="__RefHeading__332_791172448"/></text:h>
      <text:h text:style-name="P14" text:outline-level="1"><text:bookmark-start text:name="__RefHeading__328_791172448"/><text:span text:style-name="T1"><text:s/>Resultados obtenidos.</text:span><text:bookmark-end text:name="__RefHeading__328_791172448"/></text:h>
      <text:h text:style-name="P14" text:outline-level="1"><text:bookmark-start text:name="__RefHeading__330_791172448"/><text:span text:style-name="T1"><text:s/>Conclusiones y mejoras.</text:span><text:bookmark-end text:name="__RefHeading__330_791172448"/></text:h>
      <text:p text:style-name="P2"/>
      <text:p text:style-name="P8"/>
      <text:list xml:id="list599582926572789916" text:style-name="L2">
        <text:list-item>
          <text:h text:style-name="P20" text:outline-level="1"><text:bookmark-start text:name="__RefHeading__326_791172448"/><text:span text:style-name="T10"><text:s/></text:span><text:span text:style-name="T6">Entrega.</text:span><text:bookmark-end text:name="__RefHeading__326_791172448"/></text:h>
        </text:list-item>
      </text:list>
      <text:p text:style-name="P9"><text:span text:style-name="T3">Junto con esta memoria se entrega un zip... </text:span></text:p>
      <text:p text:style-name="P9">Además el proyecto también se encuentra en Github, pudiendo clonarlo o descargar en zip desde: <text:a xlink:type="simple" xlink:href="https://github.com/migueljiarr/quadcopterController" text:style-name="Internet_20_link" text:visited-style-name="Visited_20_Internet_20_Link">https://github.com/migueljiarr/quadcopterController</text:a>, <text:span text:style-name="T11">encontrándose la memoria en la carpeta “/Course/Memoria.pdf”.</text:span></text:p>
      <text:list xml:id="list114205206718579" text:continue-numbering="true" text:style-name="L2">
        <text:list-item>
          <text:h text:style-name="P19" text:outline-level="1"><text:bookmark-start text:name="__RefHeading__1746_791172448"/><text:bookmark-start text:name="__RefHeading__1738_791172448"/><text:s/>Bibliografía.<text:bookmark-end text:name="__RefHeading__1746_791172448"/><text:bookmark-end text:name="__RefHeading__1738_791172448"/></text:h>
        </text:list-item>
      </text:list>
      <text:p text:style-name="P9"><text:span text:style-name="T13">Proyecto del quad </text:span></text:p>
      <text:p text:style-name="P9">Proyecto del evC. </text:p>
      <text:p text:style-name="P9">Papers. </text:p>
      <text:p text:style-name="P9"><text:span text:style-name="T7">Manual de un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11:42:04.761894058</dc:date>
    <meta:editing-duration>PT1H24M35S</meta:editing-duration>
    <meta:editing-cycles>27</meta:editing-cycles>
    <meta:generator>LibreOffice/4.3.3.2$Linux_x86 LibreOffice_project/430m0$Build-2</meta:generator>
    <meta:document-statistic meta:table-count="0" meta:image-count="0" meta:object-count="0" meta:page-count="6" meta:paragraph-count="45" meta:word-count="311" meta:character-count="2140" meta:non-whitespace-character-count="1842"/>
  </office:meta>
</office:document-meta>
</file>